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ee5d" officeooo:paragraph-rsid="001dee5d"/>
    </style:style>
    <style:style style:name="P2" style:family="paragraph" style:parent-style-name="Header">
      <style:paragraph-properties fo:text-align="end" style:justify-single-word="false"/>
      <style:text-properties officeooo:rsid="001dee5d" officeooo:paragraph-rsid="001dee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ebs.wichita.edu/?u=netcpsreu&amp;p=/index/" text:style-name="Internet_20_link" text:visited-style-name="Visited_20_Internet_20_Link">http://webs.wichita.edu/?u=netcpsreu&amp;p=/index/</text:a></text:p>
      <text:p text:style-name="P1"/>
      <text:p text:style-name="P1"/>
      <text:p text:style-name="P1">Rhetorical Analysis</text:p>
      <text:p text:style-name="P1"/>
      <text:p text:style-name="P1"><text:tab/>This is a research opportunity for undergraduates over the summer.</text:p>
      <text:p text:style-name="P1"/>
      <text:p text:style-name="P1"><text:tab/>The posting repeatedly mentions working closely with WSU faculty. This strongly implies not only teamwork, but an increased learning opportunity. The “projects” link gives extensive credit to the Professors with which the research would be done. This emphasizes what an opportunity this really could be, and any application should come off as such.</text:p>
      <text:p text:style-name="P1"><text:tab/>They also mention an inclination to under represented groups and that prior research experience is not required. This not only speaks of their own ethics and values, but as I said earlier can and should be restated as a valuable opportunity.</text:p>
      <text:p text:style-name="P1"><text:tab/>The projects themselves also present very interesting topics and displaying an interest and inclination within those topics would be extremely valuable. Many of them cover topics that could be seen in many aspects of future life, which I say again is quite the opportu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dee5d" officeooo:paragraph-rsid="001dee5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dam Stammer</text:p>
        <text:p text:style-name="MP1">Job Posti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21:46:31.561000000</meta:creation-date>
    <dc:date>2018-01-28T21:54:10.730000000</dc:date>
    <meta:editing-duration>PT7M39S</meta:editing-duration>
    <meta:editing-cycles>1</meta:editing-cycles>
    <meta:document-statistic meta:table-count="0" meta:image-count="0" meta:object-count="0" meta:page-count="1" meta:paragraph-count="8" meta:word-count="155" meta:character-count="1020" meta:non-whitespace-character-count="869"/>
    <meta:generator>LibreOffice/5.4.3.2$Windows_X86_64 LibreOffice_project/92a7159f7e4af62137622921e809f8546db437e5</meta:generator>
  </office:meta>
</office:document-meta>
</file>